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25</text:p>
      <text:p text:style-name="Standard">1223</text:p>
      <text:p text:style-name="Standard">1218</text:p>
      <text:p text:style-name="Standard">1214</text:p>
      <text:p text:style-name="Standard">1213</text:p>
      <text:p text:style-name="Standard">1129</text:p>
      <text:p text:style-name="Standard">1126</text:p>
      <text:p text:style-name="Standard">1117</text:p>
      <text:p text:style-name="Standard">1111</text:p>
      <text:p text:style-name="Standard">1021</text:p>
      <text:p text:style-name="Standard">1020</text:p>
      <text:p text:style-name="Standard">1013</text:p>
      <text:p text:style-name="Standard">1010</text:p>
      <text:p text:style-name="Standard">1003</text:p>
      <text:p text:style-name="Standard">0915</text:p>
      <text:p text:style-name="Standard">0914</text:p>
      <text:p text:style-name="Standard">0910</text:p>
      <text:p text:style-name="Standard">0909</text:p>
      <text:p text:style-name="Standard">0907</text:p>
      <text:p text:style-name="Standard">0906</text:p>
      <text:p text:style-name="Standard">0905</text:p>
      <text:p text:style-name="Standard">0903</text:p>
      <text:p text:style-name="Standard">0831</text:p>
      <text:p text:style-name="Standard">0830</text:p>
      <text:p text:style-name="Standard">0816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0:21:25</meta:creation-date>
    <dc:date>2016-04-17T20:38:05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5" meta:word-count="25" meta:character-count="100" meta:non-whitespace-character-count="100"/>
  </office:meta>
</office:document-meta>
</file>